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26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09-06" calcext:value-type="date">
            <text:p>06/09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0-07" calcext:value-type="date">
            <text:p>07/10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1-08" calcext:value-type="date">
            <text:p>08/11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01-08" calcext:value-type="date">
            <text:p>08/01/2025</text:p>
          </table:table-cell>
          <table:table-cell table:style-name="ce39" table:formula="of:=[.C6]-[.F6]" office:value-type="float" office:value="-20" calcext:value-type="float">
            <text:p>(2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70" calcext:value-type="float">
            <text:p>17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39" table:formula="of:=[.C7]-[.F7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5-06" calcext:value-type="date">
            <text:p>06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6-06" calcext:value-type="date">
            <text:p>06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46"/>
          <table:table-cell table:style-name="ce39" table:formula="of:=[.C12]-[.F12]" office:value-type="float" office:value="190" calcext:value-type="float">
            <text:p>1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12])" office:value-type="float" office:value="190" calcext:value-type="float">
            <text:p>190,00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4.580236109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4.5816421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5:03</meta:creation-date>
    <dc:date>2025-06-27T10:21:24.931046309</dc:date>
    <meta:print-date>2020-01-06T16:40:18.085000000</meta:print-date>
    <dc:language>pt-PT</dc:language>
    <meta:editing-cycles>388</meta:editing-cycles>
    <meta:editing-duration>P1DT5H21M23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